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14ff40" officeooo:paragraph-rsid="0014ff40" style:font-size-asian="14pt" style:font-size-complex="14pt"/>
    </style:style>
    <style:style style:name="P2" style:family="paragraph" style:parent-style-name="Header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1" style:family="text">
      <style:text-properties officeooo:rsid="0014ff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used border radius to make a rounded corner box around social media icons</text:p>
      <text:p text:style-name="P1">I used border image on the footer, to make a background border with an image</text:p>
      <text:p text:style-name="P1">I used border-shadow to get a shadow around the wrapper/website</text:p>
      <text:p text:style-name="P1">Text shadow is on the footer text</text:p>
      <text:p text:style-name="P1">On the form page I added multiple backgrounds, one is the gray background and the other one is a backgrounnd image a person.</text:p>
      <text:p text:style-name="P1">I used a gradiant background on the header of my pages.</text:p>
      <text:p text:style-name="P1">In the images page I created a lightbox, using hover effects over my images and</text:p>
      <text:p text:style-name="P1">adding explanations to them. Using 4 images. <text:s/></text:p>
      <text:p text:style-name="P1">In my main page I added a free font , "Hello, welcome to my fitness page."</text:p>
      <text:p text:style-name="P1">I made a start page, where I used the full screen background image slide show, then I added a start button that takes us to the main navigational page. </text:p>
      <text:p text:style-name="P1">For the lightbox, in the images page I used the hover effect on each image to add a title and extra details about the image. </text:p>
      <text:p text:style-name="P1">I added a menu transition on the home page.</text:p>
      <text:p text:style-name="P1">For the 2d transform, If you hover over the work hard image in the form page, it moves to the side.</text:p>
      <text:p text:style-name="P1">For my one more advanced css3 feature I decided to add a background video. It is the video pag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MT1" style:family="text">
      <style:text-properties officeooo:rsid="0014ff4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<text:span text:style-name="MT1">Patricia Guereca</text:span></text:p>
        <text:p text:style-name="MP1"><text:tab/><text:tab/><text:span text:style-name="MT1">Lab 3 – Short Summary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1T15:50:29.928958979</meta:creation-date>
    <dc:date>2017-03-31T15:52:23.250035615</dc:date>
    <meta:editing-duration>PT1M53S</meta:editing-duration>
    <meta:editing-cycles>1</meta:editing-cycles>
    <meta:document-statistic meta:table-count="0" meta:image-count="0" meta:object-count="0" meta:page-count="1" meta:paragraph-count="16" meta:word-count="227" meta:character-count="1181" meta:non-whitespace-character-count="961"/>
    <meta:generator>LibreOffice/5.1.6.2$Linux_X86_64 LibreOffice_project/10m0$Build-2</meta:generator>
  </office:meta>
</office:document-meta>
</file>